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F4000006D18F7F9775.png" manifest:media-type="image/png"/>
  <manifest:file-entry manifest:full-path="Pictures/1000000100000BF4000006C86E1C10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-0.1543in" svg:width="8.2575in" svg:height="4.6839in" draw:z-index="0"><draw:image xlink:href="Pictures/1000000100000BF4000006C86E1C102F.png" xlink:type="simple" xlink:show="embed" xlink:actuate="onLoad" draw:mime-type="image/png"/></draw:frame><draw:frame draw:style-name="fr1" draw:name="Image2" text:anchor-type="char" svg:x="-0.7929in" svg:y="4.7681in" svg:width="8.2091in" svg:height="4.6811in" draw:z-index="1"><draw:image xlink:href="Pictures/1000000100000BF4000006D18F7F97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22:59:10.633314182</meta:creation-date>
    <dc:date>2026-01-31T23:06:05.054069759</dc:date>
    <meta:editing-duration>PT6M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